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="Arrowheads_20_17" draw:marker-end-width="0.252cm" draw:fill-color="#afd095" draw:opacity="25%" draw:textarea-horizontal-align="justify" draw:textarea-vertical-align="middle" draw:auto-grow-height="false" fo:min-height="1.973cm" fo:min-width="2.67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2.608cm" fo:min-width="3.31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2.607cm" fo:min-width="3.627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621cm" fo:min-width="4.423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="Arrowheads_20_17" draw:marker-end-width="0.252cm" draw:fill-color="#ffd7d7" draw:opacity="42%" draw:textarea-horizontal-align="justify" draw:textarea-vertical-align="middle" draw:auto-grow-height="false" fo:min-height="1.972cm" fo:min-width="2.67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338cm" fo:min-width="2.67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973cm" fo:min-width="2.99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="Arrowheads_20_17" draw:marker-end-width="0.252cm" draw:fill-color="#ffffff" draw:textarea-horizontal-align="justify" draw:textarea-vertical-align="middle" draw:auto-grow-height="false" fo:min-height="1.338cm" fo:min-width="3.31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Arrowheads_20_17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  <style:text-properties fo:color="#158466" loext:opacity="100%"/>
    </style:style>
    <style:style style:name="P2" style:family="paragraph">
      <loext:graphic-properties draw:fill-color="#afd095" draw:opacity="25%"/>
      <style:paragraph-properties fo:text-align="center"/>
      <style:text-properties fo:color="#158466" loext:opacity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d7d7" draw:opacity="42%"/>
      <style:paragraph-properties fo:text-align="center"/>
      <style:text-properties fo:color="#158466" loext:opacity="100%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color="#158466" loext:opacity="100%" style:font-name="LM Mono 10" fo:font-size="24pt" style:font-size-asian="24pt" style:font-size-complex="24pt"/>
    </style:style>
    <style:style style:name="T2" style:family="text">
      <style:text-properties fo:color="#158466" loext:opacity="100%"/>
    </style:style>
    <style:style style:name="T3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2.223cm" svg:x="3.39cm" svg:y="5.762cm">
          <text:p text:style-name="P1"><text:span text:style-name="T1">CURE</text:span><text:span text:style-name="T2"> <text:s/></text:span><text:span text:style-name="T3">begin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81cm" svg:height="2.858cm" svg:x="16.407cm" svg:y="11.342cm">
          <text:p text:style-name="P3">Identify allowable bond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127cm" svg:height="2.857cm" svg:x="16.24cm" svg:y="6.715cm">
          <text:p text:style-name="P3">Initialize search radius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7.619cm" svg:height="3.175cm" svg:x="9.853cm" svg:y="14.734cm">
          <text:p text:style-name="P3">Any bonds f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6" draw:id="id6" draw:layer="layout" svg:width="4.957cm" svg:height="1.905cm" svg:x="5.612cm" svg:y="13.064cm">
          <text:p text:style-name="P3">Increment search radi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7.62cm" svg:height="3.175cm" svg:x="4.66cm" svg:y="8.937cm">
          <text:p text:style-name="P3">Above max radiu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xml:id="id13" draw:id="id13" draw:layer="layout" svg:width="3.175cm" svg:height="2.222cm" svg:x="12.038cm" svg:y="7.284cm">
          <text:p text:style-name="P1"><text:span text:style-name="T1">CURE</text:span><text:span text:style-name="T2"> </text:span><text:span text:style-name="T3">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7.619cm" svg:height="3.175cm" svg:x="3.072cm" svg:y="17.374cm">
          <text:p text:style-name="P3">Any longer than threshol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8" draw:id="id8" draw:layer="layout" svg:width="3.175cm" svg:height="1.588cm" svg:x="7.517cm" svg:y="21.084cm">
          <text:p text:style-name="P3">Dra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9" draw:id="id9" draw:layer="layout" svg:width="3.493cm" svg:height="2.223cm" svg:x="12.279cm" svg:y="20.767cm">
          <text:p text:style-name="P3">Update topolog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1" draw:id="id11" draw:layer="layout" svg:width="3.81cm" svg:height="1.588cm" svg:x="8.787cm" svg:y="23.941cm">
          <text:p text:style-name="P3">Equilibr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7.619cm" svg:height="3.175cm" svg:x="6.247cm" svg:y="2.587cm">
          <text:p text:style-name="P3">Conversion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svg:x1="4.977cm" svg:y1="5.762cm" svg:x2="6.247cm" svg:y2="4.175cm" draw:start-shape="id1" draw:start-glue-point="0" draw:end-shape="id2" draw:end-glue-point="5" svg:d="M4977 5762v-1587h1270" svg:viewBox="0 0 1271 1588">
          <text:p/>
        </draw:connector>
        <draw:connector draw:style-name="gr10" draw:text-style-name="P6" draw:layer="layout" svg:x1="13.866cm" svg:y1="4.175cm" svg:x2="18.303cm" svg:y2="6.715cm" draw:start-shape="id2" draw:start-glue-point="7" draw:end-shape="id3" draw:end-glue-point="0" svg:d="M13866 4175h4437v2540" svg:viewBox="0 0 4438 2541">
          <text:p/>
        </draw:connector>
        <draw:connector draw:style-name="gr10" draw:text-style-name="P6" draw:layer="layout" svg:x1="18.303cm" svg:y1="9.572cm" svg:x2="18.312cm" svg:y2="11.342cm" draw:start-shape="id3" draw:start-glue-point="2" draw:end-shape="id4" draw:end-glue-point="0" svg:d="M18303 9572v885h9v885" svg:viewBox="0 0 10 1771">
          <text:p/>
        </draw:connector>
        <draw:connector draw:style-name="gr10" draw:text-style-name="P6" draw:layer="layout" svg:x1="18.312cm" svg:y1="14.2cm" svg:x2="17.472cm" svg:y2="16.322cm" draw:start-shape="id4" draw:start-glue-point="2" draw:end-shape="id5" draw:end-glue-point="7" svg:d="M18312 14200v2122h-840" svg:viewBox="0 0 841 2123">
          <text:p/>
        </draw:connector>
        <draw:connector draw:style-name="gr10" draw:text-style-name="P6" draw:layer="layout" svg:x1="13.663cm" svg:y1="14.734cm" svg:x2="10.569cm" svg:y2="14.016cm" draw:start-shape="id5" draw:start-glue-point="4" draw:end-shape="id6" draw:end-glue-point="1" svg:d="M13663 14734v-718h-3094" svg:viewBox="0 0 3095 719">
          <text:p/>
        </draw:connector>
        <draw:connector draw:style-name="gr10" draw:text-style-name="P6" draw:layer="layout" svg:x1="9.853cm" svg:y1="16.322cm" svg:x2="6.882cm" svg:y2="17.374cm" draw:start-shape="id5" draw:start-glue-point="5" draw:end-shape="id7" draw:end-glue-point="4" svg:d="M9853 16322h-2971v1052" svg:viewBox="0 0 2972 1053">
          <text:p/>
        </draw:connector>
        <draw:connector draw:style-name="gr10" draw:text-style-name="P6" draw:layer="layout" svg:x1="6.882cm" svg:y1="20.549cm" svg:x2="7.517cm" svg:y2="21.878cm" draw:start-shape="id7" draw:start-glue-point="6" draw:end-shape="id8" draw:end-glue-point="3" svg:d="M6882 20549v1329h635" svg:viewBox="0 0 636 1330">
          <text:p/>
        </draw:connector>
        <draw:connector draw:style-name="gr10" draw:text-style-name="P6" draw:layer="layout" svg:x1="10.692cm" svg:y1="21.878cm" svg:x2="12.279cm" svg:y2="21.878cm" draw:start-shape="id8" draw:start-glue-point="1" draw:end-shape="id9" draw:end-glue-point="3" svg:d="M10692 21878h1587" svg:viewBox="0 0 1588 1">
          <text:p/>
        </draw:connector>
        <draw:custom-shape draw:style-name="gr7" draw:text-style-name="P4" xml:id="id10" draw:id="id10" draw:layer="layout" svg:width="3.175cm" svg:height="1.588cm" svg:x="17.042cm" svg:y="21.084cm">
          <text:p text:style-name="P3">Rela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6" draw:layer="layout" svg:x1="10.691cm" svg:y1="18.962cm" svg:x2="14.025cm" svg:y2="20.767cm" draw:start-shape="id7" draw:start-glue-point="7" draw:end-shape="id9" draw:end-glue-point="0" svg:d="M10691 18962h3334v1805" svg:viewBox="0 0 3335 1806">
          <text:p/>
        </draw:connector>
        <draw:connector draw:style-name="gr10" draw:text-style-name="P6" draw:layer="layout" svg:x1="15.772cm" svg:y1="21.878cm" svg:x2="17.042cm" svg:y2="21.878cm" draw:start-shape="id9" draw:start-glue-point="1" draw:end-shape="id10" draw:end-glue-point="3" svg:d="M15772 21878h1270" svg:viewBox="0 0 1271 1">
          <text:p/>
        </draw:connector>
        <draw:connector draw:style-name="gr10" draw:text-style-name="P6" draw:layer="layout" svg:x1="18.629cm" svg:y1="22.672cm" svg:x2="12.597cm" svg:y2="24.735cm" draw:start-shape="id10" draw:start-glue-point="2" draw:end-shape="id11" draw:end-glue-point="1" svg:d="M18629 22672v2063h-6032" svg:viewBox="0 0 6033 2064">
          <text:p/>
        </draw:connector>
        <draw:connector draw:style-name="gr10" draw:text-style-name="P6" draw:layer="layout" draw:line-skew="-3.608cm -0.433cm" svg:x1="8.787cm" svg:y1="24.735cm" svg:x2="10.057cm" svg:y2="2.587cm" draw:start-shape="id11" draw:start-glue-point="3" draw:end-shape="id2" draw:end-glue-point="4" svg:d="M8787 24735h-6667v-23100h7937v952" svg:viewBox="0 0 7938 23101">
          <text:p/>
        </draw:connector>
        <draw:connector draw:style-name="gr10" draw:text-style-name="P6" draw:layer="layout" draw:line-skew="-0.434cm" svg:x1="5.612cm" svg:y1="14.016cm" svg:x2="4.66cm" svg:y2="10.525cm" draw:start-shape="id6" draw:start-glue-point="3" draw:end-shape="id12" draw:end-glue-point="5" svg:d="M5612 14016h-1904v-3491h952" svg:viewBox="0 0 1905 3492">
          <text:p/>
        </draw:connector>
        <draw:connector draw:style-name="gr10" draw:text-style-name="P6" draw:layer="layout" svg:x1="8.47cm" svg:y1="8.937cm" svg:x2="12.038cm" svg:y2="8.395cm" draw:start-shape="id12" draw:start-glue-point="4" draw:end-shape="id13" draw:end-glue-point="3" svg:d="M8470 8937v-542h3568" svg:viewBox="0 0 3569 543">
          <text:p/>
        </draw:connector>
        <draw:connector draw:style-name="gr10" draw:text-style-name="P6" draw:layer="layout" svg:x1="12.28cm" svg:y1="10.525cm" svg:x2="16.407cm" svg:y2="12.771cm" draw:start-shape="id12" draw:start-glue-point="7" draw:end-shape="id4" draw:end-glue-point="3" svg:d="M12280 10525h2064v2246h2063" svg:viewBox="0 0 4128 2247">
          <text:p/>
        </draw:connector>
        <draw:frame draw:style-name="gr11" draw:text-style-name="P7" draw:layer="layout" svg:width="0.318cm" svg:height="0.962cm" svg:x="9.509cm" svg:y="5.508cm">
          <draw:text-box>
            <text:p>y</text:p>
          </draw:text-box>
        </draw:frame>
        <draw:frame draw:style-name="gr12" draw:text-style-name="P7" draw:layer="layout" svg:width="0.317cm" svg:height="0.962cm" svg:x="7.935cm" svg:y="8.014cm">
          <draw:text-box>
            <text:p>y</text:p>
          </draw:text-box>
        </draw:frame>
        <draw:frame draw:style-name="gr11" draw:text-style-name="P7" draw:layer="layout" svg:width="0.318cm" svg:height="0.962cm" svg:x="9.542cm" svg:y="15.385cm">
          <draw:text-box>
            <text:p>y</text:p>
          </draw:text-box>
        </draw:frame>
        <draw:frame draw:style-name="gr11" draw:text-style-name="P7" draw:layer="layout" svg:width="0.318cm" svg:height="0.962cm" svg:x="13.867cm" svg:y="3.297cm">
          <draw:text-box>
            <text:p>n</text:p>
          </draw:text-box>
        </draw:frame>
        <draw:connector draw:style-name="gr10" draw:text-style-name="P6" draw:layer="layout" svg:x1="10.057cm" svg:y1="5.762cm" svg:x2="13.625cm" svg:y2="7.284cm" draw:start-shape="id2" draw:start-glue-point="6" draw:end-shape="id13" draw:end-glue-point="0" svg:d="M10057 5762v761h3568v761" svg:viewBox="0 0 3569 1523">
          <text:p/>
        </draw:connector>
        <draw:frame draw:style-name="gr11" draw:text-style-name="P7" draw:layer="layout" svg:width="0.318cm" svg:height="0.962cm" svg:x="6.447cm" svg:y="20.357cm">
          <draw:text-box>
            <text:p>y</text:p>
          </draw:text-box>
        </draw:frame>
        <draw:frame draw:style-name="gr11" draw:text-style-name="P7" draw:layer="layout" svg:width="0.318cm" svg:height="0.962cm" svg:x="13.669cm" svg:y="13.855cm">
          <draw:text-box>
            <text:p>n</text:p>
          </draw:text-box>
        </draw:frame>
        <draw:frame draw:style-name="gr11" draw:text-style-name="P7" draw:layer="layout" svg:width="0.318cm" svg:height="0.962cm" svg:x="10.717cm" svg:y="18.134cm">
          <draw:text-box>
            <text:p>n</text:p>
          </draw:text-box>
        </draw:frame>
        <draw:frame draw:style-name="gr13" draw:text-style-name="P7" draw:layer="layout" svg:width="0.636cm" svg:height="0.962cm" svg:x="12.079cm" svg:y="9.695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7" draw:display-name="Arrowheads 17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1T13:09:33.107349073</meta:creation-date>
    <dc:date>2022-08-11T13:44:00.736024677</dc:date>
    <meta:editing-duration>PT2M42S</meta:editing-duration>
    <meta:editing-cycles>3</meta:editing-cycles>
    <meta:generator>LibreOffice/7.2.5.1$Linux_X86_64 LibreOffice_project/20$Build-1</meta:generator>
    <meta:document-statistic meta:object-count="37"/>
  </office:meta>
</office:document-meta>
</file>